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Studentas</text:p>
          </table:table-cell>
          <table:table-cell table:style-name="ce1" office:value-type="string" calcext:value-type="string">
            <text:p>React, min</text:p>
          </table:table-cell>
          <table:table-cell table:style-name="ce1" office:value-type="string" calcext:value-type="string">
            <text:p>Node, min</text:p>
          </table:table-cell>
          <table:table-cell table:style-name="ce1" office:value-type="string" calcext:value-type="string">
            <text:p>TypeScript, min</text:p>
          </table:table-cell>
          <table:table-cell table:style-name="ce1" office:value-type="string" calcext:value-type="string">
            <text:p>Viso, min</text:p>
          </table:table-cell>
        </table:table-row>
        <table:table-row table:style-name="ro2">
          <table:table-cell/>
          <table:table-cell office:value-type="string" calcext:value-type="string">
            <text:p>Šarūnas Raižys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E3])"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string" calcext:value-type="string">
            <text:p>Lukas Guž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arolina Maščinskaitė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:.E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ominykas Smolsk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6:.E6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tas Šukait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7:.E7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obertas Rušė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:.E8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aurynas Klum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:.E9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aimundas Jesevičiu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0:.E10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ęstutis Ru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E11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Vygantas Pauliukon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2:.E12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iedrė Vičkačkai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3:.E13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ytis Černiau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4:.E14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rius Čibin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E1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dgaras Spiridonov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6:.E16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arolina Mašaro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7:.E17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Justinas Velec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8:.E18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aurynas Pociū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E19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omantas Medzevičiu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E20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ytis Kymant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1:.E21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Viktorija Andruškevič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2:.E22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rturas Gusev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3:.E23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ariuš Juralevič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4:.E24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ina Kasput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:.E2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eda Liaudansk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6:.E2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B2:Sheet1.F2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10:02.387000000</meta:creation-date>
    <dc:date>2024-09-18T20:03:43.292000000</dc:date>
    <meta:editing-duration>PT53M41S</meta:editing-duration>
    <meta:editing-cycles>2</meta:editing-cycles>
    <meta:generator>LibreOffice/7.5.1.2$Windows_X86_64 LibreOffice_project/fcbaee479e84c6cd81291587d2ee68cba099e129</meta:generator>
    <meta:document-statistic meta:table-count="1" meta:cell-count="125" meta:object-count="0"/>
  </office:meta>
</office:document-meta>
</file>